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perator overloading</text:h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5:55:14.095666564</meta:creation-date>
    <dc:date>2016-04-27T15:56:23.699669225</dc:date>
    <meta:editing-duration>PT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